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ArtifactReport.writeRetrieveLocation( TransformerHandler saxHandler , String artifactDes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ArtifactReport.getT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Report.startArtifact( TransformerHandler saxHandler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ArtifactReport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vyArtifactReport.setPattern( String a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Report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Report.startModule( TransformerHandler saxHandler , IvyNode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ArtifactReport.writeOriginLocationIfPresent( RepositoryCacheManager cache , TransformerHandler saxHandler , ArtifactDownloadRepor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ArtifactReport.generateXml( IvyNode [ ] dependencies , Map moduleRevToArtifactsMap , Map artifactsToCop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vyArtifactReport.writeCacheLocation( RepositoryCacheManager cache , TransformerHandler saxHandler , ArtifactDownloadRepor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ArtifactReport.removeLeadingPath( File leading ,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ArtifactReport.setTofile( File 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Report.createTransformerHandler( FileOutputStream fileOu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